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6646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F"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Pin 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Special functions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Nodule pi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FP func</text:p>
          </table:table-cell>
          <table:table-cell table:number-columns-repeated="2"/>
          <table:table-cell office:value-type="string" calcext:value-type="string">
            <text:p>I2C Add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ext pullu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/>
          <table:table-cell office:value-type="string" calcext:value-type="string">
            <text:p>bus i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OP_HS4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_1</text:p>
          </table:table-cell>
          <table:table-cell office:value-type="string" calcext:value-type="string">
            <text:p>Tx_Faul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A2/A1/A0=H</text:p>
          </table:table-cell>
          <table:table-cell office:value-type="string" calcext:value-type="string">
            <text:p>May not be used by other devic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OP_HS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S_2</text:p>
          </table:table-cell>
          <table:table-cell office:value-type="string" calcext:value-type="string">
            <text:p>Tx_Disable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A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AD0=L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_HS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DA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B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AD0=H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_HS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L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AD0=L, AD1=H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_HS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duleDetect</text:p>
          </table:table-cell>
          <table:table-cell office:value-type="string" calcext:value-type="string">
            <text:p>Mod_AB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_HS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S_3</text:p>
          </table:table-cell>
          <table:table-cell office:value-type="string" calcext:value-type="string">
            <text:p>RS0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OP_H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a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S_4</text:p>
          </table:table-cell>
          <table:table-cell office:value-type="string" calcext:value-type="string">
            <text:p>Rx_LO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SDO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OP_HS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S_5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t allowed on top board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2C_RESE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requi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prefer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_HS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_1</text:p>
          </table:table-cell>
          <table:table-cell office:value-type="string" calcext:value-type="string">
            <text:p>RD-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M24C16-RMN6TP</text:p>
          </table:table-cell>
          <table:table-cell office:value-type="string" calcext:value-type="string">
            <text:p>0x50-0x57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ow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_HS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S_2</text:p>
          </table:table-cell>
          <table:table-cell office:value-type="string" calcext:value-type="string">
            <text:p>RD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_HS3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_HS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E_HS3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_HS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E_HS4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S_3</text:p>
          </table:table-cell>
          <table:table-cell office:value-type="string" calcext:value-type="string">
            <text:p>TD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_HS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S_4</text:p>
          </table:table-cell>
          <table:table-cell office:value-type="string" calcext:value-type="string">
            <text:p>TD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B-</text:p>
          </table:table-cell>
          <table:table-cell/>
          <table:table-cell office:value-type="string" calcext:value-type="string">
            <text:p>USB-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B+</text:p>
          </table:table-cell>
          <table:table-cell/>
          <table:table-cell office:value-type="string" calcext:value-type="string">
            <text:p>USB+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LED_DATA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_H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C_HS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PC pins</text:p>
          </table:table-cell>
          <table:table-cell table:number-columns-repeated="4"/>
          <table:table-cell office:value-type="string" calcext:value-type="string">
            <text:p>SOICBITE p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B_HS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asebo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B_HS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B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B_HS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D_DAT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SB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_HS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A_HS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SP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A_HS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OT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A_HS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TN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SP_R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A_HS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TN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SP_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T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T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DA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T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C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T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_HS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_HS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5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ar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P_HS1</text:p>
          </table:table-cell>
          <table:table-cell office:value-type="string" calcext:value-type="string">
            <text:p>display_c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P_HS2</text:p>
          </table:table-cell>
          <table:table-cell office:value-type="string" calcext:value-type="string">
            <text:p>display_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P_HS3</text:p>
          </table:table-cell>
          <table:table-cell office:value-type="string" calcext:value-type="string">
            <text:p>display_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P_HS4</text:p>
          </table:table-cell>
          <table:table-cell office:value-type="string" calcext:value-type="string">
            <text:p>display_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4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P_L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P_LS2</text:p>
          </table:table-cell>
          <table:table-cell office:value-type="string" calcext:value-type="string">
            <text:p>display_re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3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T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4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5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6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1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3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4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C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D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E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F</text:p>
          </table:table-cell>
          <table:table-cell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5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3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4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5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1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2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d_power_en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1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iz</text:p>
          </table:table-cell>
          <table:table-cell table:number-columns-repeated="2"/>
          <table:table-cell office:value-type="string" calcext:value-type="string">
            <text:p>spa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USBSEL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2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3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4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5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A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B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res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art list and costing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at q3000</text:p>
          </table:table-cell>
          <table:table-cell office:value-type="string" calcext:value-type="string">
            <text:p>EC unit</text:p>
          </table:table-cell>
          <table:table-cell office:value-type="string" calcext:value-type="string">
            <text:p>EC tot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S3-PICO-1-N8R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formula="of:=[.E2]*[.F2]" office:value-type="float" office:value="3.4" calcext:value-type="float">
            <text:p>3.4</text:p>
          </table:table-cell>
          <table:table-cell table:formula="of:=[.G2]*3500" office:value-type="float" office:value="11900" calcext:value-type="float">
            <text:p>11900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www.digikey.de/en/products/detail/espressif-systems/ESP32-S3-PICO-1-N8R2/21264372" xlink:type="simple">https://www.digikey.de/en/products/detail/espressif-systems/ESP32-S3-PICO-1-N8R2/2126437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9523BTQ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/O exp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table:formula="of:=[.E3]*[.F3]" office:value-type="float" office:value="0.81" calcext:value-type="float">
            <text:p>0.81</text:p>
          </table:table-cell>
          <table:table-cell table:formula="of:=[.G3]*3500" office:value-type="float" office:value="2835" calcext:value-type="float">
            <text:p>2835</text:p>
          </table:table-cell>
          <table:table-cell office:value-type="float" office:value="11391" calcext:value-type="float">
            <text:p>11391</text:p>
          </table:table-cell>
          <table:table-cell office:value-type="string" calcext:value-type="string">
            <text:p><text:a xlink:href="https://www.lcsc.com/product-detail/I-O-Expanders_AWINIC-Shanghai-Awinic-Tech-AW9523BTQR_C148077.html" xlink:type="simple">https://www.lcsc.com/product-detail/I-O-Expanders_AWINIC-Shanghai-Awinic-Tech-AW9523BTQR_C148077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mux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E4]*[.F4]" office:value-type="float" office:value="0.26" calcext:value-type="float">
            <text:p>0.26</text:p>
          </table:table-cell>
          <table:table-cell table:formula="of:=[.G4]*3500" office:value-type="float" office:value="910" calcext:value-type="float">
            <text:p>910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<text:a xlink:href="https://www.lcsc.com/product-detail/Signal-Switches-Encoders-Decoders-Multiplexers_Texas-Instruments-TCA9548APWR_C130026.html" xlink:type="simple">https://www.lcsc.com/product-detail/Signal-Switches-Encoders-Decoders-Multiplexers_Texas-Instruments-TCA9548APWR_C130026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MIC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formula="of:=[.E5]*[.F5]" office:value-type="float" office:value="0.57" calcext:value-type="float">
            <text:p>0.57</text:p>
          </table:table-cell>
          <table:table-cell table:formula="of:=[.G5]*3500" office:value-type="float" office:value="1995" calcext:value-type="float">
            <text:p>1995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<text:a xlink:href="https://www.lcsc.com/product-detail/span-style-background-color-ff0-Battery-span-Management-ICs_Texas-Instruments-BQ25895RTWR_C80200.html" xlink:type="simple">https://www.lcsc.com/product-detail/span-style-background-color-ff0-Battery-span-Management-ICs_Texas-Instruments-BQ25895RTWR_C80200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-C 16P CB1.6 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-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E6]*[.F6]" office:value-type="float" office:value="0.08" calcext:value-type="float">
            <text:p>0.08</text:p>
          </table:table-cell>
          <table:table-cell table:formula="of:=[.G6]*3500" office:value-type="float" office:value="280" calcext:value-type="float">
            <text:p>280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<text:a xlink:href="https://www.lcsc.com/product-detail/USB-Connectors_SHOU-HAN-TYPE-C-16P-CB1-6-073_C2906290.html" xlink:type="simple">https://www.lcsc.com/product-detail/USB-Connectors_SHOU-HAN-TYPE-C-16P-CB1-6-073_C2906290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S24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</text:p>
          </table:table-cell>
          <table:table-cell office:value-type="float" office:value="8" calcext:value-type="float">
            <text:p>8</text:p>
          </table:table-cell>
          <table:table-cell office:value-type="float" office:value="0.011" calcext:value-type="float">
            <text:p>0.011</text:p>
          </table:table-cell>
          <table:table-cell table:formula="of:=[.E7]*[.F7]" office:value-type="float" office:value="0.088" calcext:value-type="float">
            <text:p>0.088</text:p>
          </table:table-cell>
          <table:table-cell table:formula="of:=[.G7]*3500" office:value-type="float" office:value="308" calcext:value-type="float">
            <text:p>308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<text:a xlink:href="https://www.lcsc.com/product-detail/Tactile-Switches_SHOU-HAN-TS24CA_C393942.html" xlink:type="simple">https://www.lcsc.com/product-detail/Tactile-Switches_SHOU-HAN-TS24CA_C393942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T97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ad switch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formula="of:=[.E8]*[.F8]" office:value-type="float" office:value="0.21" calcext:value-type="float">
            <text:p>0.21</text:p>
          </table:table-cell>
          <table:table-cell table:formula="of:=[.G8]*3500" office:value-type="float" office:value="735" calcext:value-type="float">
            <text:p>735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<text:a xlink:href="https://www.lcsc.com/product-detail/Power-Distribution-Switches_XI-AN-Aerosemi-Tech-MT9700_C89855.html" xlink:type="simple">https://www.lcsc.com/product-detail/Power-Distribution-Switches_XI-AN-Aerosemi-Tech-MT9700_C89855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TSO2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2x3</text:p>
          </table:table-cell>
          <table:table-cell office:value-type="float" office:value="12" calcext:value-type="float">
            <text:p>12</text:p>
          </table:table-cell>
          <table:table-cell office:value-type="float" office:value="0.055" calcext:value-type="float">
            <text:p>0.055</text:p>
          </table:table-cell>
          <table:table-cell table:formula="of:=[.E9]*[.F9]" office:value-type="float" office:value="0.66" calcext:value-type="float">
            <text:p>0.66</text:p>
          </table:table-cell>
          <table:table-cell table:formula="of:=[.G9]*3500" office:value-type="float" office:value="2310" calcext:value-type="float">
            <text:p>2310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<text:a xlink:href="https://www.lcsc.com/product-detail/SMD-round-nut_Sinhoo-SMTSO2030CTJ_C2915627.html" xlink:type="simple">https://www.lcsc.com/product-detail/SMD-round-nut_Sinhoo-SMTSO2030CTJ_C2915627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TSO3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3x3</text:p>
          </table:table-cell>
          <table:table-cell office:value-type="float" office:value="6" calcext:value-type="float">
            <text:p>6</text:p>
          </table:table-cell>
          <table:table-cell office:value-type="float" office:value="0.055" calcext:value-type="float">
            <text:p>0.055</text:p>
          </table:table-cell>
          <table:table-cell table:formula="of:=[.E10]*[.F10]" office:value-type="float" office:value="0.33" calcext:value-type="float">
            <text:p>0.33</text:p>
          </table:table-cell>
          <table:table-cell table:formula="of:=[.G10]*3500" office:value-type="float" office:value="1155" calcext:value-type="float">
            <text:p>1155</text:p>
          </table:table-cell>
          <table:table-cell office:value-type="float" office:value="18470" calcext:value-type="float">
            <text:p>18470</text:p>
          </table:table-cell>
          <table:table-cell office:value-type="string" calcext:value-type="string">
            <text:p><text:a xlink:href="https://www.lcsc.com/product-detail/SMD-round-nut_Sinhoo-SMTSO3030CTJ_C2915308.html" xlink:type="simple">https://www.lcsc.com/product-detail/SMD-round-nut_Sinhoo-SMTSO3030CTJ_C2915308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-SFP-20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FP conns</text:p>
          </table:table-cell>
          <table:table-cell office:value-type="float" office:value="6" calcext:value-type="float">
            <text:p>6</text:p>
          </table:table-cell>
          <table:table-cell office:value-type="float" office:value="0.215" calcext:value-type="float">
            <text:p>0.215</text:p>
          </table:table-cell>
          <table:table-cell table:formula="of:=[.E11]*[.F11]" office:value-type="float" office:value="1.29" calcext:value-type="float">
            <text:p>1.29</text:p>
          </table:table-cell>
          <table:table-cell table:formula="of:=[.G11]*3500" office:value-type="float" office:value="4515" calcext:value-type="float">
            <text:p>451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<text:a xlink:href="https://www.lcsc.com/product-detail/Card-Edge-Connectors_HCTL-HC-SFP-20P_C2897291.html" xlink:type="simple">https://www.lcsc.com/product-detail/Card-Edge-Connectors_HCTL-HC-SFP-20P_C2897291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V62595DM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C/DC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12]*[.F12]" office:value-type="float" office:value="0.18" calcext:value-type="float">
            <text:p>0.18</text:p>
          </table:table-cell>
          <table:table-cell table:formula="of:=[.G12]*3500" office:value-type="float" office:value="630" calcext:value-type="float">
            <text:p>630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<text:a xlink:href="https://www.lcsc.com/product-detail/DC-DC-Converters_Texas-Instruments-TLV62595DMQR_C3189969.html" xlink:type="simple">https://www.lcsc.com/product-detail/DC-DC-Converters_Texas-Instruments-TLV62595DMQR_C3189969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TC252012SR47MBC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13]*[.F13]" office:value-type="float" office:value="0.02" calcext:value-type="float">
            <text:p>0.02</text:p>
          </table:table-cell>
          <table:table-cell table:formula="of:=[.G13]*3500" office:value-type="float" office:value="70" calcext:value-type="float">
            <text:p>7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lcsc.com/product-detail/Power-Inductors_cjiang-Changjiang-Microelectronics-Tech-FTC252012SR47MBCA_C5832368.html" xlink:type="simple">https://www.lcsc.com/product-detail/Power-Inductors_cjiang-Changjiang-Microelectronics-Tech-FTC252012SR47MBCA_C5832368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X3051ESA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n txvr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[.E14]*[.F14]" office:value-type="float" office:value="0" calcext:value-type="float">
            <text:p>0</text:p>
          </table:table-cell>
          <table:table-cell table:formula="of:=[.G14]*3500"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<text:a xlink:href="https://www.lcsc.com/product-detail/CAN-ICs_Tokmas-MAX3051ESA_C5342102.html" xlink:type="simple">https://www.lcsc.com/product-detail/CAN-ICs_Tokmas-MAX3051ESA_C5342102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K6805SIDE-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 side</text:p>
          </table:table-cell>
          <table:table-cell office:value-type="float" office:value="12" calcext:value-type="float">
            <text:p>12</text:p>
          </table:table-cell>
          <table:table-cell office:value-type="float" office:value="0.113" calcext:value-type="float">
            <text:p>0.113</text:p>
          </table:table-cell>
          <table:table-cell table:formula="of:=[.E15]*[.F15]" office:value-type="float" office:value="1.356" calcext:value-type="float">
            <text:p>1.356</text:p>
          </table:table-cell>
          <table:table-cell table:formula="of:=[.G15]*3500" office:value-type="float" office:value="4746" calcext:value-type="float">
            <text:p>4746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<text:a xlink:href="https://www.lcsc.com/product-detail/Light-Emitting-Diodes-LED_OPSCO-Optoelectronics-SK6805SIDE-S_C2909057.html" xlink:type="simple">https://www.lcsc.com/product-detail/Light-Emitting-Diodes-LED_OPSCO-Optoelectronics-SK6805SIDE-S_C2909057.html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K6805MICRO-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table:formula="of:=[.E16]*[.F16]" office:value-type="float" office:value="0.54" calcext:value-type="float">
            <text:p>0.54</text:p>
          </table:table-cell>
          <table:table-cell table:formula="of:=[.G16]*3500" office:value-type="float" office:value="1890" calcext:value-type="float">
            <text:p>189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<text:a xlink:href="https://www.lcsc.com/product-detail/Light-Emitting-Diodes-LED_OPSCO-Optoelectronics-SK6805MICRO-J_C2909056.html" xlink:type="simple">https://www.lcsc.com/product-detail/Light-Emitting-Diodes-LED_OPSCO-Optoelectronics-SK6805MICRO-J_C2909056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D24C64A-XGMT</text:p>
          </table:table-cell>
          <table:table-cell/>
          <table:table-cell office:value-type="string" calcext:value-type="string">
            <text:p>i2c eeprom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17]*[.F17]" office:value-type="float" office:value="0.08" calcext:value-type="float">
            <text:p>0.08</text:p>
          </table:table-cell>
          <table:table-cell table:formula="of:=[.G17]*3500" office:value-type="float" office:value="280" calcext:value-type="float">
            <text:p>28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<text:a xlink:href="https://www.lcsc.com/product-detail/EEPROM_Zetta-ZD24C64A-XGMT_C2875852.html" xlink:type="simple">https://www.lcsc.com/product-detail/EEPROM_Zetta-ZD24C64A-XGMT_C2875852.html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3*10+3mm standoff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  <table:table-cell table:formula="of:=[.E18]*[.F18]" office:value-type="float" office:value="0.126" calcext:value-type="float">
            <text:p>0.126</text:p>
          </table:table-cell>
          <table:table-cell table:formula="of:=[.G18]*3500" office:value-type="float" office:value="441" calcext:value-type="float">
            <text:p>441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<text:a xlink:href="https://www.lcsc.com/product-detail/Single-ended-hex-stud_Made-in-China-M3-10-3_C139813.html" xlink:type="simple">https://www.lcsc.com/product-detail/Single-ended-hex-stud_Made-in-China-M3-10-3_C139813.html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50AT07A0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E19]*[.F19]" office:value-type="float" office:value="0.28" calcext:value-type="float">
            <text:p>0.28</text:p>
          </table:table-cell>
          <table:table-cell table:formula="of:=[.G19]*3500" office:value-type="float" office:value="980" calcext:value-type="float">
            <text:p>980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<text:a xlink:href="https://www.digikey.de/en/products/detail/2450AT07A0100001T/712-2450AT07A0100001TCT-ND/4770713?curr=usd" xlink:type="simple">https://www.digikey.de/en/products/detail/2450AT07A0100001T/712-2450AT07A0100001TCT-ND/4770713?curr=usd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N74LVC1G04DCK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er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table:formula="of:=[.E20]*[.F20]" office:value-type="float" office:value="0.12" calcext:value-type="float">
            <text:p>0.12</text:p>
          </table:table-cell>
          <table:table-cell table:formula="of:=[.G20]*3500" office:value-type="float" office:value="420" calcext:value-type="float">
            <text:p>42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<text:a xlink:href="https://www.lcsc.com/product-detail/Inverters_UMW-Youtai-Semiconductor-Co-Ltd-SN74LVC1G04DCKR_C2983744.html" xlink:type="simple">https://www.lcsc.com/product-detail/Inverters_UMW-Youtai-Semiconductor-Co-Ltd-SN74LVC1G04DCKR_C2983744.html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L-1608SURC-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 indicator led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formula="of:=[.E21]*[.F21]" office:value-type="float" office:value="0.004" calcext:value-type="float">
            <text:p>0.004</text:p>
          </table:table-cell>
          <table:table-cell table:formula="of:=[.G21]*3500" office:value-type="float" office:value="14" calcext:value-type="float">
            <text:p>14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<text:a xlink:href="https://www.lcsc.com/product-detail/Light-Emitting-Diodes-LED_XINGLIGHT-XL-1608SURC-06_C965799.html" xlink:type="simple">https://www.lcsc.com/product-detail/Light-Emitting-Diodes-LED_XINGLIGHT-XL-1608SURC-06_C965799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4LVC1G17GW,1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l shift buffer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table:formula="of:=[.E22]*[.F22]" office:value-type="float" office:value="0.046" calcext:value-type="float">
            <text:p>0.046</text:p>
          </table:table-cell>
          <table:table-cell table:formula="of:=[.G22]*3500" office:value-type="float" office:value="161" calcext:value-type="float">
            <text:p>161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<text:a xlink:href="https://www.lcsc.com/product-detail/Buffer-Driver-Transceiver_Nexperia-74LVC1G17GW-125_C426705.html" xlink:type="simple">https://www.lcsc.com/product-detail/Buffer-Driver-Transceiver_Nexperia-74LVC1G17GW-125_C426705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FC01-S30FCC-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bbon connector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formula="of:=[.E23]*[.F23]" office:value-type="float" office:value="0.16" calcext:value-type="float">
            <text:p>0.16</text:p>
          </table:table-cell>
          <table:table-cell table:formula="of:=[.G23]*3500" office:value-type="float" office:value="560" calcext:value-type="float">
            <text:p>560</text:p>
          </table:table-cell>
          <table:table-cell office:value-type="float" office:value="10556" calcext:value-type="float">
            <text:p>10556</text:p>
          </table:table-cell>
          <table:table-cell office:value-type="string" calcext:value-type="string">
            <text:p><text:a xlink:href="https://www.lcsc.com/product-detail/FFC-FPC-Connectors_JUSHUO-AFC01-S30FCC-00_C262279.html" xlink:type="simple">https://www.lcsc.com/product-detail/FFC-FPC-Connectors_JUSHUO-AFC01-S30FCC-00_C262279.html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S05B-30P-100-4-8</text:p>
          </table:table-cell>
          <table:table-cell/>
          <table:table-cell office:value-type="string" calcext:value-type="string">
            <text:p>ribbon cabl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24]*[.F24]" office:value-type="float" office:value="0.05" calcext:value-type="float">
            <text:p>0.05</text:p>
          </table:table-cell>
          <table:table-cell table:formula="of:=[.G24]*3500" office:value-type="float" office:value="175" calcext:value-type="float">
            <text:p>17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a xlink:href="https://www.lcsc.com/product-detail/FFC-FPC-Connect-Cables_JUSHUO-JS05B-30P-100-4-8_C2857736.html" xlink:type="simple">https://www.lcsc.com/product-detail/FFC-FPC-Connect-Cables_JUSHUO-JS05B-30P-100-4-8_C2857736.html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2B-PH-SM4-TB(LF)(SN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25]*[.F25]" office:value-type="float" office:value="0.08" calcext:value-type="float">
            <text:p>0.08</text:p>
          </table:table-cell>
          <table:table-cell table:formula="of:=[.G25]*3500" office:value-type="float" office:value="280" calcext:value-type="float">
            <text:p>280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<text:a xlink:href="https://www.lcsc.com/product-detail/Wire-To-Board-Wire-To-Wire-Connector_JST-B2B-PH-SM4-TB-LF-SN_C160352.html" xlink:type="simple">https://www.lcsc.com/product-detail/Wire-To-Board-Wire-To-Wire-Connector_JST-B2B-PH-SM4-TB-LF-SN_C160352.html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table:formula="of:=[.E26]*[.F26]" office:value-type="float" office:value="0.23" calcext:value-type="float">
            <text:p>0.23</text:p>
          </table:table-cell>
          <table:table-cell table:formula="of:=[.G26]*3500" office:value-type="float" office:value="805" calcext:value-type="float">
            <text:p>805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<text:a xlink:href="https://www.lcsc.com/product-detail/Attitude-Sensor-Gyroscope_Hangzhou-Silan-Microelectronics-SC7A20TR_C5126709.html" xlink:type="simple">https://www.lcsc.com/product-detail/Attitude-Sensor-Gyroscope_Hangzhou-Silan-Microelectronics-SC7A20TR_C5126709.html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ssiv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E27]*[.F27]" office:value-type="float" office:value="0.5" calcext:value-type="float">
            <text:p>0.5</text:p>
          </table:table-cell>
          <table:table-cell table:formula="of:=[.G27]*3500" office:value-type="float" office:value="1750" calcext:value-type="float">
            <text:p>175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CLAMP0524P-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d protection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table:formula="of:=[.E28]*[.F28]" office:value-type="float" office:value="0.5" calcext:value-type="float">
            <text:p>0.5</text:p>
          </table:table-cell>
          <table:table-cell table:formula="of:=[.G28]*3500" office:value-type="float" office:value="1750" calcext:value-type="float">
            <text:p>1750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<text:a xlink:href="https://www.lcsc.com/product-detail/ESD-Protection-Devices_ElecSuper-RCLAMP0524P-ES_C5180236.html" xlink:type="simple">https://www.lcsc.com/product-detail/ESD-Protection-Devices_ElecSuper-RCLAMP0524P-ES_C5180236.html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S3USB221ARS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 mux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formula="of:=[.E29]*[.F29]" office:value-type="float" office:value="0.19" calcext:value-type="float">
            <text:p>0.19</text:p>
          </table:table-cell>
          <table:table-cell table:formula="of:=[.G29]*3500" office:value-type="float" office:value="665" calcext:value-type="float">
            <text:p>665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<text:a xlink:href="https://www.lcsc.com/product-detail/Analog-Switches-Special-Purpose_Texas-Instruments-TS3USB221ARSER_C128396.html" xlink:type="simple">https://www.lcsc.com/product-detail/Analog-Switches-Special-Purpose_Texas-Instruments-TS3USB221ARSER_C128396.html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 interface IC</text:p>
          </table:table-cell>
          <table:table-cell office:value-type="float" office:value="2" calcext:value-type="float">
            <text:p>2</text:p>
          </table:table-cell>
          <table:table-cell office:value-type="float" office:value="0.353" calcext:value-type="float">
            <text:p>0.353</text:p>
          </table:table-cell>
          <table:table-cell table:formula="of:=[.E30]*[.F30]" office:value-type="float" office:value="0.706" calcext:value-type="float">
            <text:p>0.706</text:p>
          </table:table-cell>
          <table:table-cell table:formula="of:=[.G30]*3500" office:value-type="float" office:value="2471" calcext:value-type="float">
            <text:p>2471</text:p>
          </table:table-cell>
          <table:table-cell office:value-type="float" office:value="21402" calcext:value-type="float">
            <text:p>21402</text:p>
          </table:table-cell>
          <table:table-cell office:value-type="string" calcext:value-type="string">
            <text:p><text:a xlink:href="https://www.lcsc.com/product-detail/span-style-background-color-ff0-USB-span-ICs_onsemi-Fusb302mpx_C442699.html" xlink:type="simple">https://www.lcsc.com/product-detail/span-style-background-color-ff0-USB-span-ICs_onsemi-Fusb302mpx_C442699.html</text:a></text:p>
          </table:table-cell>
        </table:table-row>
        <table:table-row table:style-name="ro1">
          <table:table-cell table:number-columns-repeated="6"/>
          <table:table-cell table:formula="of:=SUM([.G2:.G30])" office:value-type="float" office:value="12.866" calcext:value-type="float">
            <text:p>12.866</text:p>
          </table:table-cell>
          <table:table-cell table:formula="of:=SUM([.H2:.H30])" office:value-type="float" office:value="45031" calcext:value-type="float">
            <text:p>4503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tra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re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bl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c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ssembl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51:13.044258554</meta:creation-date>
    <dc:date>2023-12-13T12:41:31.890917301</dc:date>
    <meta:editing-duration>P1DT14H28M17S</meta:editing-duration>
    <meta:editing-cycles>22</meta:editing-cycles>
    <meta:generator>LibreOffice/7.3.7.2$Linux_X86_64 LibreOffice_project/30$Build-2</meta:generator>
    <meta:document-statistic meta:table-count="2" meta:cell-count="1097" meta:object-count="0"/>
  </office:meta>
</office:document-meta>
</file>